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false">(</mo>
      <mrow>
        <mrow>
          <mfrac>
            <mrow>
              <mn>1</mn>
              <mo stretchy="false">+</mo>
              <msqrt>
                <mn>3</mn>
              </msqrt>
            </mrow>
            <mrow>
              <mn>2</mn>
              <msqrt>
                <mn>2</mn>
              </msqrt>
            </mrow>
          </mfrac>
          <mi>,</mi>
          <mfrac>
            <mrow>
              <msqrt>
                <mn>3</mn>
              </msqrt>
              <mo stretchy="false">−</mo>
              <mn>1</mn>
            </mrow>
            <mrow>
              <mn>2</mn>
              <msqrt>
                <mn>2</mn>
              </msqrt>
            </mrow>
          </mfrac>
        </mrow>
      </mrow>
      <mo fence="true" stretchy="false">)</mo>
    </mrow>
    <annotation encoding="StarMath 5.0">( {1+ sqrt{3} } over {2 sqrt{2}} , {sqrt{3}-1} over {2 sqrt{2}}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00:45:53.625106400</meta:creation-date>
    <dc:date>2015-11-12T00:54:44.582901745</dc:date>
    <meta:editing-duration>PT3M44S</meta:editing-duration>
    <meta:editing-cycles>1</meta:editing-cycles>
    <meta:generator>LibreOffice/4.4.3.2$Linux_X86_64 LibreOffice_project/40m0$Build-2</meta:generator>
  </office:meta>
</office:document-meta>
</file>